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10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eball <text:span text:style-name="T3">a</text:span>utònom</text:p>
      <text:p text:style-name="P2"/>
      <text:p text:style-name="P7">Tasca 1:</text:p>
      <text:p text:style-name="P5">Enviar un corrreu electrònic a <text:a xlink:type="simple" xlink:href="mailto:pposada@cifpnauticopesquera.es">pposada@cifpnauticopesquera.es</text:a>, indicant:</text:p>
      <text:p text:style-name="P5"/>
      <text:list xml:id="list1437199371692541482" text:style-name="L1">
        <text:list-item>
          <text:p text:style-name="P4">Nom </text:p>
        </text:list-item>
        <text:list-item>
          <text:p text:style-name="P4">Sistema operatiu del PC utilitzat a casa</text:p>
        </text:list-item>
      </text:list>
      <text:p text:style-name="P9"/>
      <text:p text:style-name="P5">El termini d'entrega és di<text:span text:style-name="T4">lluns</text:span> <text:span text:style-name="T4">30</text:span>/09/24 </text:p>
      <text:p text:style-name="P5"/>
      <text:p text:style-name="P5"/>
      <text:p text:style-name="P8">Tasca <text:span text:style-name="T5">2</text:span>:</text:p>
      <text:p text:style-name="P6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10"/>
      <text:p text:style-name="P6">El termini d'entrega és di<text:span text:style-name="T5">marts</text:span> <text:span text:style-name="T5">01</text:span>/<text:span text:style-name="T5">10</text:span>/24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9-26T14:16:32.056421449</dc:date>
    <meta:editing-duration>PT5M20S</meta:editing-duration>
    <meta:editing-cycles>9</meta:editing-cycles>
    <meta:document-statistic meta:table-count="0" meta:image-count="0" meta:object-count="0" meta:page-count="1" meta:paragraph-count="10" meta:word-count="56" meta:character-count="381" meta:non-whitespace-character-count="333"/>
  </office:meta>
</office:document-meta>
</file>